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5000001202EEAEC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17f" officeooo:paragraph-rsid="000e91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2:</text:p>
      <text:p text:style-name="P1"/>
      <text:p text:style-name="P1"><draw:frame draw:style-name="fr1" draw:name="Image1" text:anchor-type="char" svg:width="6.6929in" svg:height="1.0181in" draw:z-index="0"><draw:image xlink:href="Pictures/1000000100000765000001202EEAEC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9:04:20.845757602</meta:creation-date>
    <dc:date>2025-05-02T19:04:41.220963418</dc:date>
    <meta:editing-duration>PT21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1" meta:character-count="4" meta:non-whitespace-character-count="4"/>
  </office:meta>
</office:document-meta>
</file>